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4">
      <style:paragraph-properties fo:text-align="center" style:justify-single-word="false"/>
    </style:style>
    <style:style style:name="P2" style:family="paragraph" style:parent-style-name="Text_20_body">
      <style:text-properties officeooo:paragraph-rsid="00054df9"/>
    </style:style>
    <style:style style:name="P3" style:family="paragraph" style:parent-style-name="Text_20_body">
      <style:text-properties officeooo:rsid="0000b9b7" officeooo:paragraph-rsid="0000b9b7"/>
    </style:style>
    <style:style style:name="P4" style:family="paragraph" style:parent-style-name="Text_20_body">
      <style:text-properties officeooo:rsid="0005cd56" officeooo:paragraph-rsid="0005cd56"/>
    </style:style>
    <style:style style:name="P5" style:family="paragraph" style:parent-style-name="Text_20_body">
      <style:text-properties fo:font-weight="bold" officeooo:rsid="0005cd56" officeooo:paragraph-rsid="0005cd56" style:font-weight-asian="bold" style:font-weight-complex="bold"/>
    </style:style>
    <style:style style:name="P6" style:family="paragraph" style:parent-style-name="Text_20_body">
      <style:text-properties fo:font-weight="bold" officeooo:rsid="001f0f4e" officeooo:paragraph-rsid="001f0f4e" style:font-weight-asian="bold" style:font-weight-complex="bold"/>
    </style:style>
    <style:style style:name="P7" style:family="paragraph" style:parent-style-name="Text_20_body">
      <style:text-properties officeooo:rsid="0010e27a" officeooo:paragraph-rsid="0010e27a"/>
    </style:style>
    <style:style style:name="P8" style:family="paragraph" style:parent-style-name="Text_20_body">
      <style:text-properties officeooo:rsid="001f0f4e" officeooo:paragraph-rsid="001f0f4e"/>
    </style:style>
    <style:style style:name="P9" style:family="paragraph" style:parent-style-name="Heading_20_2">
      <style:paragraph-properties fo:text-align="center" style:justify-single-word="false"/>
    </style:style>
    <style:style style:name="P10" style:family="paragraph" style:parent-style-name="Text_20_body">
      <style:text-properties fo:font-weight="bold" style:font-weight-asian="bold" style:font-weight-complex="bold"/>
    </style:style>
    <style:style style:name="T1" style:family="text">
      <style:text-properties officeooo:rsid="00006ada"/>
    </style:style>
    <style:style style:name="T2" style:family="text">
      <style:text-properties officeooo:rsid="00073f89"/>
    </style:style>
    <style:style style:name="T3" style:family="text">
      <style:text-properties officeooo:rsid="0007539b"/>
    </style:style>
    <style:style style:name="T4" style:family="text">
      <style:text-properties officeooo:rsid="0008039a"/>
    </style:style>
    <style:style style:name="T5" style:family="text">
      <style:text-properties officeooo:rsid="000a6d21"/>
    </style:style>
    <style:style style:name="T6" style:family="text">
      <style:text-properties officeooo:rsid="000b63df"/>
    </style:style>
    <style:style style:name="T7" style:family="text">
      <style:text-properties officeooo:rsid="000b7202"/>
    </style:style>
    <style:style style:name="T8" style:family="text">
      <style:text-properties officeooo:rsid="000cda94"/>
    </style:style>
    <style:style style:name="T9" style:family="text">
      <style:text-properties officeooo:rsid="000e7fe5"/>
    </style:style>
    <style:style style:name="T10" style:family="text">
      <style:text-properties officeooo:rsid="000fd999"/>
    </style:style>
    <style:style style:name="T11" style:family="text">
      <style:text-properties officeooo:rsid="0012cafd"/>
    </style:style>
    <style:style style:name="T12" style:family="text">
      <style:text-properties officeooo:rsid="0012d0d1"/>
    </style:style>
    <style:style style:name="T13" style:family="text">
      <style:text-properties officeooo:rsid="0018e4e0"/>
    </style:style>
    <style:style style:name="T14" style:family="text">
      <style:text-properties officeooo:rsid="00192758"/>
    </style:style>
    <style:style style:name="T15" style:family="text">
      <style:text-properties officeooo:rsid="001bbf34"/>
    </style:style>
    <style:style style:name="T16" style:family="text">
      <style:text-properties officeooo:rsid="001df502"/>
    </style:style>
    <style:style style:name="T17" style:family="text">
      <style:text-properties officeooo:rsid="001e9be6"/>
    </style:style>
    <style:style style:name="T18" style:family="text">
      <style:text-properties fo:font-weight="bold" style:font-weight-asian="bold" style:font-weight-complex="bold"/>
    </style:style>
    <style:style style:name="T19" style:family="text">
      <style:text-properties officeooo:rsid="001ee5c9"/>
    </style:style>
    <style:style style:name="T20" style:family="text">
      <style:text-properties officeooo:rsid="001ffb0a"/>
    </style:style>
    <style:style style:name="T21" style:family="text">
      <style:text-properties officeooo:rsid="0021c0fc"/>
    </style:style>
    <style:style style:name="T22" style:family="text">
      <style:text-properties style:font-name="Liberation Sans1" fo:font-size="18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2"><text:span text:style-name="T1">Trabalh</text:span>ando com a Máxima Eficiência</text:h>
      <text:h text:style-name="P1" text:outline-level="4">Dicas, Reflexões e <text:span text:style-name="T1">Referências</text:span></text:h>
      <text:p text:style-name="P3">A máxima eficiência é algo inalcançável mas persegui-la é desejável.</text:p>
      <text:p text:style-name="P5">Requisitos:</text:p>
      <text:p text:style-name="P4">- Trabalhar no que gosta;</text:p>
      <text:p text:style-name="P4">- Foco máximo;</text:p>
      <text:p text:style-name="Text_20_body">O título é meio provocativo, mas é sincero. Mesmo que aqui você não vá receber todas as informações necessárias para <text:span text:style-name="T2">trabalh</text:span>ar com a máxima eficiência (e acredito que em nenhum lugar), ainda assim esta é a ideia, passar algumas dicas sobre como tornar seu <text:span text:style-name="T2">trabalho</text:span> mais eficiente e te estimular para que você se empenhe para conseguir sempre a máxima eficiência possível. Isso você pode fazer e deve, inclusive em tudo na vida.</text:p>
      <text:p text:style-name="Text_20_body">Este artigo é fruto de uma <text:span text:style-name="T2">vasta </text:span>pesquisa e de alguma reflexão e experiência própria<text:span text:style-name="T2">s</text:span>.</text:p>
      <text:p text:style-name="Text_20_body">O resultado da pesquisa não me levou a algo muito importante a se fazer para tornar o <text:span text:style-name="T2">trabalho</text:span> mais eficiente, mas encontrei algumas boas recomendações <text:span text:style-name="T20">que compartilho a seguir</text:span>.</text:p>
      <text:p text:style-name="P10"><text:bookmark-start text:name="__RefHeading___Toc1127_910990196"/>Encarar Desafios<text:bookmark-end text:name="__RefHeading___Toc1127_910990196"/></text:p>
      <text:p text:style-name="Text_20_body">Não é uma tarefa fácil, de maneira alguma. Você precisa estar inteiramente consciente disso, que será uma tarefa árdua. Mas vamos começar falando que para você ser bem sucedido em teu <text:span text:style-name="T4">trabalho</text:span> precisa assumir uma atitude de quem encara desafios, de quem está disposto a fazer um grande sacrifício em nome de uma grande causa. Mas isso não significa que precisa ser algo desagradável. Você precisa se estimular, se sentir desafiado por todas as dificuldades que o <text:span text:style-name="T4">trabalho</text:span> apresenta. Tem mais, isso serve não somente para seu <text:span text:style-name="T4">trabalho</text:span>, mas para todas as dificuldades que tenha na sua vida. Encarar desafios, estudá-los de cabeça fria, de forma organizada e racional é uma forma muito eficiente de vencer os desafios. E dependendo da forma como você encarar isso poderá ser algo muito agradável e importante para você.</text:p>
      <text:h text:style-name="Heading_20_3" text:outline-level="3"><text:bookmark-start text:name="__RefHeading___Toc1236_2065335795"/>Seja criterioso com seu alimento<text:bookmark-end text:name="__RefHeading___Toc1236_2065335795"/></text:h>
      <text:p text:style-name="Text_20_body">E aqui não me refiro ao alimento que nutre seu corpo, mas ao que nutre sua mente e sua personalidade. Muito alimento tem sabor e enche a barriga mas não nutre o corpo, não aumenta sua energia nem a mantém. Seja criterioso com os filmes que assiste, pois eles podem ajudar sua inteligência, seu caráter, seus conhecimentos ou atrapalhar tudo isso. Assim como seus amigos, os jogos que joga, <text:span text:style-name="T5">filmes que assisti, </text:span>etc.</text:p>
      <text:h text:style-name="Heading_20_3" text:outline-level="3"><text:bookmark-start text:name="__RefHeading___Toc1131_910990196"/>Procurar emprego ou ser procurado por ele?<text:bookmark-end text:name="__RefHeading___Toc1131_910990196"/></text:h>
      <text:p text:style-name="Text_20_body">Me parece que o maior objetivo deve ser o de ser alguém que domina muito um conhecimento, uma profissão, que leve o trabalho a procurar você, que leve as empresas a procurarem alguém como você e não você procurar trabalho. Veja que isto ocorre em muitas profissões, onde os melhores profissionais não saem procurando trabalho mas as pessoas os procuram, as empresas os procuram e valorizam o que sabem fazer e como fazem.</text:p>
      <text:h text:style-name="Heading_20_3" text:outline-level="3"><text:bookmark-start text:name="__RefHeading___Toc1133_910990196"/><text:soft-page-break/>Não existe nada perfeito e isso é muito bom<text:bookmark-end text:name="__RefHeading___Toc1133_910990196"/></text:h>
      <text:p text:style-name="Text_20_body">Devo começar dizendo que não existe nada perfeito no mundo e isso tem uma enorme vantagem: então tudo pode ser melhorado, pode ser feito com mais simplicidade, pode ser otimizado. É bom lembrar disso quando tiver um problema que está te dando trabalho. Pesquise em outros livros, veja outros exemplos parecidos e procure então outras formas de resolver. Não empanque em uma ideia e fique em-burra-do. Procure alternativas. Por outro lado não é produtivo ficar melhorando algo indefinidamente. Precisamos ter consciência do que fazemos e confiança para perceber quando está bom.</text:p>
      <text:h text:style-name="Heading_20_3" text:outline-level="3"><text:bookmark-start text:name="__RefHeading___Toc1137_910990196"/>Inteligência, uma ótima aliada<text:bookmark-end text:name="__RefHeading___Toc1137_910990196"/></text:h>
      <text:p text:style-name="Text_20_body">Uma maravilhosa ferramenta que existe e que pode e deve ser melhorada é a inteligência.</text:p>
      <text:p text:style-name="Text_20_body">Para melhorar precisamos primeiro confiar que temos, que somos capazes de <text:span text:style-name="T6">melhorar</text:span>. Confiando então procuraremos ficar atentos <text:span text:style-name="T7">às atividades</text:span> e procuremos fazer cada coisa de forma mais bem feita e assim criar uma verdadeira atitude, algo que se torne uma característica nossa, algo que estará sempre ao nosso lado, conosco. Esta atitude de caprichar, de aceitar desafios de estimular sua inteligências com problemas reais e com problemas <text:span text:style-name="T8">profissionais</text:span>. Existem livros com testes de raciocínio e inteligência. Existem livros com testes de QI (Quociente de Inteligência), que m<text:span text:style-name="T9">e</text:span> p<text:span text:style-name="T9">a</text:span>rece não medem inteligência mas podem estimular o raciocínio lógico, o raciocínio matemático e outras áreas. Mas é muito importante salientar que a inteligência somente será uma aliada se você se empenhar muito. A inteligência sozinha não vale muita coisa, mas aliada ao esforço sério e <text:span text:style-name="T9">trabalho</text:span> árduo então teremos uma grande aliada.</text:p>
      <text:p text:style-name="Text_20_body"><text:span text:style-name="T10">É importante</text:span> aprender a raciocinar usando a lógica, para que consiga aprender com mais eficiência. Algumas pessoas alimentam ideias que não são coerentes, que não são lógicas, que são meio ou muito fantasiosas e mágicas. Precisamos ter os “pés no chão” e procurar raciocinar com clareza, sem fantasias. Assim conseguiremos ter um maior rendimento na vida.</text:p>
      <text:h text:style-name="Heading_20_3" text:outline-level="3"><text:bookmark-start text:name="__RefHeading___Toc1139_910990196"/>Outra grande aliada, a Memória<text:bookmark-end text:name="__RefHeading___Toc1139_910990196"/></text:h>
      <text:p text:style-name="Text_20_body">Outra grande ferramenta e auxiliar da inteligência é a memória. Todos nós temos a capacidade de memorizar, mas precisamos melhorar a memória que temos. Para isso também precisamos confiar que poderemos aumentar e que nossa memória será melhor e mais útil com o tempo, com os exercícios e com a confiança depositada nela. Veja como se perde tempo fazendo algo várias vezes quando não valorizamos a nossa memória. Você vai sair de casa e mal abre a porta você volta por que esqueceu de algo. Você tem a responsabilidade de mudar isso. Se empenhe em fortalecer esta sua aliada.</text:p>
      <text:p text:style-name="P7">Quem confia nela e usa bem sua memória não fica procurando seus objetos, pois sabe onde está cada um <text:span text:style-name="T11">e é capaz de encontrá-los até no escuro</text:span>.</text:p>
      <text:p text:style-name="Text_20_body">Para que aumentemos nossa inteligência e nossa memória precisamos não apenas confiar que o faremos, mas querer muito, querer com todas as nossas forças, usando tudo ao nosso alcance para conseguir isso. Lembre que sendo alguém mais inteligente e com melhor memória você será mais bem sucedido não somente no <text:span text:style-name="T11">trabalho</text:span> mas em tudo que fizer na vida. Então tenha sempre estas duas ferramentas em mente e em cada situação que possa usar.</text:p>
      <text:h text:style-name="Heading_20_3" text:outline-level="3"><text:bookmark-start text:name="__RefHeading___Toc1141_910990196"/><text:soft-page-break/>Você tem muitos recursos<text:bookmark-end text:name="__RefHeading___Toc1141_910990196"/></text:h>
      <text:p text:style-name="Text_20_body">Lembre que você tem vários outros recursos importantes que poderão te ajudar n<text:span text:style-name="T12">a vida profissional</text:span>, confiança, força de vontade, controle emocional, disciplina, organização, etc</text:p>
      <text:h text:style-name="Heading_20_3" text:outline-level="3"><text:bookmark-start text:name="__RefHeading___Toc1145_910990196"/>Eficiência<text:bookmark-end text:name="__RefHeading___Toc1145_910990196"/></text:h>
      <text:p text:style-name="Text_20_body">Seja racional e inteligente em tudo que fizer na sua vida. Tenha sempre em mente de estar desempenhando tudo que fizer com a máxima eficiência, até chegar ao ponto de estar realmente agindo assim automaticamente. Assim isso passará a fazer parte da sua personalidade e será uma atitude. Será que isso é bom?</text:p>
      <text:p text:style-name="Text_20_body">Me parece que fazer bem feito tudo que se faz na vida é algo importante. Caso chegue a se tornar alguém perfeccionista, isso me parece bom. Mas a maior regra que conheço é a do equilíbrio, então não exagere nem na eficiência, precisa estar sempre no controle para que atinja a maior produtividade.</text:p>
      <text:h text:style-name="Heading_20_3" text:outline-level="3"><text:bookmark-start text:name="__RefHeading___Toc1151_910990196"/>Organização, outra ferramenta<text:bookmark-end text:name="__RefHeading___Toc1151_910990196"/></text:h>
      <text:p text:style-name="Text_20_body">Seja organizado para evitar perda de tempo procurando coisas. Mantenha todos os <text:span text:style-name="T13">objetos de pesquisa e estudo</text:span> organizado e no devido lugar sobre sua mesa de <text:span text:style-name="T13">trabalho</text:span> <text:span text:style-name="T13">ou próximo</text:span>. Lembre que deve organizar não somente sua mesa de <text:span text:style-name="T13">trabalho</text:span>. Precisa organizar sua vida como um todo para que problemas externos não atrapalhem o bom desempenho do seu <text:span text:style-name="T14">trabalho</text:span>.</text:p>
      <text:h text:style-name="Heading_20_3" text:outline-level="3"><text:bookmark-start text:name="__RefHeading___Toc1155_910990196"/>Gostar de desafios e resolver problemas<text:bookmark-end text:name="__RefHeading___Toc1155_910990196"/></text:h>
      <text:p text:style-name="Text_20_body">Sua maturidade, seu controle emocional são muito importantes e também te ajudarão. Lembre que problemas são para serem resolvidos e quando encarados de frente e resolvidos nos tornam ainda mais resistentes para os mesmos. Sentar, fazer anotações sobre o problema, se possível criar um desenho, anote tudo que pode fazer para melhorar ou resolver. Precisa de firmeza e de confiança para resolver problemas. Não vá jogar tudo fora. Você precisa aprender a gostar de encarar desafios, de enfrentar problemas. Não importa qual seja, vá em frente pois é a sua vida e você precisa resolver da melhor maneira possível e não de qualquer jeito. Lembre de ser racional neste momento, frio. Caso se envolva emocionalmente, caso fique chateado, caso fique triste, isso irá atrapalhar <text:span text:style-name="T15">seu julgamento</text:span>, minar sua energia e impedirá que você veja as coisas da forma adequada. Acalme-se, <text:span text:style-name="T15">respire fundo,</text:span> confie em você e faça um planejamento adequado para superar o problema.</text:p>
      <text:h text:style-name="Heading_20_3" text:outline-level="3"><text:bookmark-start text:name="__RefHeading___Toc1161_910990196"/>Distrações<text:bookmark-end text:name="__RefHeading___Toc1161_910990196"/></text:h>
      <text:p text:style-name="Text_20_body">Celular, computador, somente para necessidades. Deixe de lado tudo que te distrai. Talvez usar um fone de ouvido te ajude, mesmo que não esteja ouvindo nada, mas para abafar ruídos e barulhos.</text:p>
      <text:h text:style-name="Heading_20_3" text:outline-level="3"><text:bookmark-start text:name="__RefHeading___Toc1167_910990196"/>Relaxe<text:bookmark-end text:name="__RefHeading___Toc1167_910990196"/></text:h>
      <text:p text:style-name="Text_20_body">Aprenda a relaxar, especialmente quando se sentir ansioso e estressado. Pare, respire fundo e calmamente e vá inspirando e expirando até acalmar.</text:p>
      <text:h text:style-name="Heading_20_3" text:outline-level="3"><text:bookmark-start text:name="__RefHeading___Toc1171_910990196"/>Não existe uma técnica mágica<text:bookmark-end text:name="__RefHeading___Toc1171_910990196"/></text:h>
      <text:p text:style-name="Text_20_body">Observação importante: Lembre-se de que estes indicativos acima reflete<text:span text:style-name="T16">m</text:span> os resultados da pesquisa, porém cada pessoa tem suas próprias técnicas de <text:span text:style-name="T17">trabalho</text:span> e não existe um método que <text:soft-page-break/>seja a verdadeira bala de prata que te dará de brinde a máxima eficiência. Sem menosprezar a ciência, mas precisamos ter em mente que pesquisas científicas são importantes, mas também falham, pois são feitas por seres <text:span text:style-name="T17">humanos e</text:span> falhos. Leia-as, as estude mas com moderação, use o que considerar útil e descarte o restante.</text:p>
      <text:h text:style-name="Heading_20_3" text:outline-level="3"><text:bookmark-start text:name="__RefHeading___Toc1173_910990196"/>Alguns Fatores que Influem na Máxima Eficiência<text:bookmark-end text:name="__RefHeading___Toc1173_910990196"/></text:h>
      <text:p text:style-name="Text_20_body"><text:span text:style-name="T18">Empenho</text:span> - A meu ver o fator mais importante para se atingir a máxima eficiência é o empenho, o esforço e o trabalho/estudo sério. Parafraseando um dos maiores cientistas (Thomas Alva Edison) “A máxima eficiência é atingida com 1% de inteligência e 99% de empenho e estudo dedicado”.</text:p>
      <text:h text:style-name="Heading_20_3" text:outline-level="3"><text:bookmark-start text:name="__RefHeading___Toc1175_910990196"/>Lei da Atração<text:bookmark-end text:name="__RefHeading___Toc1175_910990196"/></text:h>
      <text:p text:style-name="Text_20_body">Conhecida por alguns como lei de causa e efeito ou lei do karma. Atualmente ela é super valorizada e até tornada mágica. Se assistir o vídeo O Segredo no Youtube talvez concorde comigo. Mas estou falando nela porque tem toda a lógica o fato de que quando você se empenha, dá tudo de si fazendo algo, planejando e executando da melhor forma que você consegue, <text:span text:style-name="T19">q</text:span>uando você age assim a probabilidade de sucesso é muito grande. Então lembre que você não pode garantir o sucesso mas pode se empenhar ao máximo para conseguir. Faça isso, faça bem feita a sua parte.</text:p>
      <text:p text:style-name="Text_20_body">Parafraseando outro grande cientista (Isaac Newton) sobre a importância do estudo sério: “Se atingi a máxima eficiência em minha vida de cientista é porque estudei muito os grandes cientistas que vieram antes de mim”.</text:p>
      <text:h text:style-name="Heading_20_3" text:outline-level="3"><text:bookmark-start text:name="__RefHeading___Toc1179_910990196"/>Curiosidade<text:bookmark-end text:name="__RefHeading___Toc1179_910990196"/></text:h>
      <text:p text:style-name="Text_20_body">A curiosidade é uma característica de pessoas inteligentes, que observam detalhes e que se interessam em aprender coisas novas. Deve te ajudar ter curiosidade em aprender todas as matérias e conhecer de tudo.</text:p>
      <text:p text:style-name="P6">Importante</text:p>
      <text:p text:style-name="P8">Muita coisa importante para um melhor desempenho no trabalho não foi dita aqui e isso deixa a você a responsabilidade de sempre descobrir cada vez mais encontrar suas formas de atingir um melhor desempenho. Divirta-se.</text:p>
      <text:h text:style-name="Heading_20_3" text:outline-level="3"><text:bookmark-start text:name="__RefHeading___Toc1181_910990196"/>Referências<text:bookmark-end text:name="__RefHeading___Toc1181_910990196"/></text:h>
      <text:p text:style-name="P2">Para maior eficiência a concentração ajuda e muito. Veja isso:<text:line-break/><text:a xlink:type="simple" xlink:href="https://www.primecursos.com.br/blog/prime-cursos/como-melhorar-sua-concentracao-com-a-neurociencia/" office:target-frame-name="_blank" xlink:show="new" text:style-name="Internet_20_link" text:visited-style-name="Visited_20_Internet_20_Link">https://www.primecursos.com.br/blog/prime-cursos/como-melhorar-sua-concentracao-com-a-neurociencia/</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06:43:58.794389659</meta:creation-date>
    <dc:date>2019-04-02T14:40:08.830875204</dc:date>
    <meta:editing-duration>PT1H4M8S</meta:editing-duration>
    <meta:editing-cycles>43</meta:editing-cycles>
    <meta:generator>LibreOffice/6.0.7.3$Linux_X86_64 LibreOffice_project/00m0$Build-3</meta:generator>
    <meta:document-statistic meta:table-count="0" meta:image-count="0" meta:object-count="0" meta:page-count="4" meta:paragraph-count="51" meta:word-count="1733" meta:character-count="10616" meta:non-whitespace-character-count="8934"/>
  </office:meta>
</office:document-meta>
</file>